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archConfig.SearchConfig( String className , Properties properties , FileSystemFactory fs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archConfig.getFileSyste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